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modern" style:font-pitch="fixed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fo:color="#000000"/>
    </style:style>
    <style:style style:name="P2" style:parent-style-name="PreformattedText" style:family="paragraph">
      <style:text-properties fo:color="#000000"/>
    </style:style>
    <style:style style:name="P3" style:parent-style-name="PreformattedText" style:family="paragraph">
      <style:text-properties fo:color="#000000"/>
    </style:style>
    <style:style style:name="P4" style:parent-style-name="PreformattedText" style:family="paragraph">
      <style:text-properties fo:color="#000000"/>
    </style:style>
    <style:style style:name="P5" style:parent-style-name="PreformattedText" style:family="paragraph">
      <style:text-properties fo:color="#000000"/>
    </style:style>
    <style:style style:name="P6" style:parent-style-name="PreformattedText" style:family="paragraph">
      <style:text-properties fo:color="#000000"/>
    </style:style>
    <style:style style:name="P7" style:parent-style-name="PreformattedText" style:family="paragraph">
      <style:text-properties fo:color="#000000"/>
    </style:style>
    <style:style style:name="P8" style:parent-style-name="PreformattedText" style:family="paragraph">
      <style:text-properties fo:color="#000000"/>
    </style:style>
    <style:style style:name="P9" style:parent-style-name="PreformattedText" style:family="paragraph">
      <style:text-properties fo:color="#000000"/>
    </style:style>
    <style:style style:name="P10" style:parent-style-name="PreformattedText" style:family="paragraph">
      <style:text-properties fo:color="#000000"/>
    </style:style>
    <style:style style:name="P11" style:parent-style-name="PreformattedText" style:family="paragraph">
      <style:text-properties fo:color="#000000"/>
    </style:style>
    <style:style style:name="P12" style:parent-style-name="PreformattedText" style:family="paragraph">
      <style:text-properties fo:color="#000000"/>
    </style:style>
    <style:style style:name="P13" style:parent-style-name="PreformattedText" style:family="paragraph">
      <style:text-properties fo:color="#000000"/>
    </style:style>
    <style:style style:name="P14" style:parent-style-name="PreformattedText" style:family="paragraph">
      <style:text-properties fo:color="#000000"/>
    </style:style>
    <style:style style:name="P15" style:parent-style-name="PreformattedText" style:family="paragraph">
      <style:text-properties fo:color="#000000"/>
    </style:style>
    <style:style style:name="P16" style:parent-style-name="PreformattedText" style:family="paragraph">
      <style:text-properties fo:color="#000000"/>
    </style:style>
    <style:style style:name="P17" style:parent-style-name="PreformattedText" style:family="paragraph">
      <style:text-properties fo:color="#000000"/>
    </style:style>
    <style:style style:name="P18" style:parent-style-name="PreformattedText" style:family="paragraph">
      <style:text-properties fo:color="#000000"/>
    </style:style>
    <style:style style:name="P19" style:parent-style-name="PreformattedText" style:family="paragraph">
      <style:text-properties fo:color="#000000"/>
    </style:style>
    <style:style style:name="P20" style:parent-style-name="PreformattedText" style:family="paragraph">
      <style:text-properties fo:color="#000000"/>
    </style:style>
    <style:style style:name="P21" style:parent-style-name="PreformattedText" style:family="paragraph">
      <style:text-properties fo:color="#000000"/>
    </style:style>
    <style:style style:name="P22" style:parent-style-name="PreformattedText" style:family="paragraph">
      <style:text-properties fo:color="#000000"/>
    </style:style>
    <style:style style:name="P23" style:parent-style-name="PreformattedText" style:family="paragraph">
      <style:text-properties fo:color="#000000"/>
    </style:style>
    <style:style style:name="P24" style:parent-style-name="PreformattedText" style:family="paragraph">
      <style:text-properties fo:color="#000000"/>
    </style:style>
    <style:style style:name="P25" style:parent-style-name="PreformattedText" style:family="paragraph">
      <style:text-properties fo:color="#000000"/>
    </style:style>
    <style:style style:name="P26" style:parent-style-name="PreformattedText" style:family="paragraph">
      <style:text-properties fo:color="#000000"/>
    </style:style>
    <style:style style:name="P27" style:parent-style-name="PreformattedText" style:family="paragraph">
      <style:text-properties fo:color="#000000"/>
    </style:style>
    <style:style style:name="P28" style:parent-style-name="PreformattedText" style:family="paragraph">
      <style:text-properties fo:color="#000000"/>
    </style:style>
    <style:style style:name="P29" style:parent-style-name="PreformattedText" style:family="paragraph">
      <style:text-properties fo:color="#000000"/>
    </style:style>
    <style:style style:name="P30" style:parent-style-name="PreformattedText" style:family="paragraph">
      <style:text-properties fo:color="#000000"/>
    </style:style>
    <style:style style:name="P31" style:parent-style-name="PreformattedText" style:family="paragraph">
      <style:text-properties fo:color="#000000"/>
    </style:style>
    <style:style style:name="P32" style:parent-style-name="PreformattedText" style:family="paragraph">
      <style:text-properties fo:color="#000000"/>
    </style:style>
    <style:style style:name="P33" style:parent-style-name="PreformattedText" style:family="paragraph">
      <style:text-properties fo:color="#000000"/>
    </style:style>
    <style:style style:name="P34" style:parent-style-name="PreformattedText" style:family="paragraph">
      <style:text-properties fo:color="#000000"/>
    </style:style>
    <style:style style:name="P35" style:parent-style-name="PreformattedText" style:family="paragraph">
      <style:text-properties fo:color="#000000"/>
    </style:style>
    <style:style style:name="P36" style:parent-style-name="PreformattedText" style:family="paragraph">
      <style:text-properties fo:color="#000000"/>
    </style:style>
    <style:style style:name="P37" style:parent-style-name="PreformattedText" style:family="paragraph">
      <style:text-properties fo:color="#000000"/>
    </style:style>
    <style:style style:name="P38" style:parent-style-name="PreformattedText" style:family="paragraph">
      <style:text-properties fo:color="#000000"/>
    </style:style>
    <style:style style:name="P39" style:parent-style-name="PreformattedText" style:family="paragraph">
      <style:text-properties fo:color="#000000"/>
    </style:style>
    <style:style style:name="P40" style:parent-style-name="PreformattedText" style:family="paragraph">
      <style:text-properties fo:color="#000000"/>
    </style:style>
    <style:style style:name="P41" style:parent-style-name="PreformattedText" style:family="paragraph">
      <style:text-properties fo:color="#000000"/>
    </style:style>
    <style:style style:name="P42" style:parent-style-name="PreformattedText" style:family="paragraph">
      <style:text-properties fo:color="#000000"/>
    </style:style>
    <style:style style:name="P43" style:parent-style-name="PreformattedText" style:family="paragraph">
      <style:text-properties fo:color="#000000"/>
    </style:style>
    <style:style style:name="P44" style:parent-style-name="PreformattedText" style:family="paragraph">
      <style:text-properties fo:color="#000000"/>
    </style:style>
    <style:style style:name="P45" style:parent-style-name="PreformattedText" style:family="paragraph">
      <style:text-properties fo:color="#000000"/>
    </style:style>
    <style:style style:name="P46" style:parent-style-name="PreformattedText" style:family="paragraph">
      <style:text-properties fo:color="#000000"/>
    </style:style>
    <style:style style:name="P47" style:parent-style-name="PreformattedText" style:family="paragraph">
      <style:text-properties fo:color="#000000"/>
    </style:style>
    <style:style style:name="P48" style:parent-style-name="PreformattedText" style:family="paragraph">
      <style:text-properties fo:color="#000000"/>
    </style:style>
    <style:style style:name="P49" style:parent-style-name="PreformattedText" style:family="paragraph">
      <style:text-properties fo:color="#000000"/>
    </style:style>
    <style:style style:name="P50" style:parent-style-name="PreformattedText" style:family="paragraph">
      <style:text-properties fo:color="#000000"/>
    </style:style>
    <style:style style:name="P51" style:parent-style-name="PreformattedText" style:family="paragraph">
      <style:paragraph-properties fo:margin-bottom="0.1965in"/>
      <style:text-properties fo:color="#000000"/>
    </style:style>
  </office:automatic-styles>
  <office:body>
    <office:text text:use-soft-page-breaks="true">
      <text:p text:style-name="P1">INSTALAÃ‡ÃƒO DOS PROGRAMAS:</text:p>
      <text:p text:style-name="PreformattedText"/>
      <text:p text:style-name="P2"># apt-get install squid3 ebtables</text:p>
      <text:p text:style-name="PreformattedText"/>
      <text:p text:style-name="P3">AJUESTE DO REDIRECIONAMENTO DE DATAGRAMAS:</text:p>
      <text:p text:style-name="P4">-----------------------------------------</text:p>
      <text:p text:style-name="PreformattedText"/>
      <text:p text:style-name="P5"># ebtables -t broute -A BROUTING<text:s/>-p IPv4 --ip-protocol 6 --ip-destination-port 80 -j redirect --redirect-target ACCEPT</text:p>
      <text:p text:style-name="P6"># iptables -t nat -A PREROUTING -i br0 -p tcp --dport 80 -j REDIRECT --to-port 312</text:p>
      <text:p text:style-name="PreformattedText"/>
      <text:p text:style-name="P7">PERMITINTO O REPASSE DE PACOTE ENTRE AS INTERFACES:</text:p>
      <text:p text:style-name="P8">--------------------------------------------------</text:p>
      <text:p text:style-name="PreformattedText"/>
      <text:p text:style-name="P9">Descomentar as seguintes linhas no arquivo /etc/sysctl.conf</text:p>
      <text:p text:style-name="P10">net.ipv4.ip_forward=1</text:p>
      <text:p text:style-name="P11">net.ipv6.conf.all.forwarding=1</text:p>
      <text:p text:style-name="PreformattedText"/>
      <text:p text:style-name="P12">BACKUP DO squid.conf ORIGINAL:</text:p>
      <text:p text:style-name="P13">-----------------------------</text:p>
      <text:p text:style-name="P14"># cd /etc/squid3/</text:p>
      <text:p text:style-name="P15"># mv squid.conf antes_squid.conf</text:p>
      <text:p text:style-name="PreformattedText"/>
      <text:p text:style-name="P16">##<text:s/>ConfiguraÃ§Ã£o mÃ­nima</text:p>
      <text:p text:style-name="P17">## -------------------</text:p>
      <text:p text:style-name="PreformattedText"/>
      <text:p text:style-name="P18">http_port 192.168.2.254:3128 transparent</text:p>
      <text:p text:style-name="P19">access_log /var/log/squid3/access.log</text:p>
      <text:p text:style-name="P20">acl our_networks src 192.168.3.0/24</text:p>
      <text:p text:style-name="P21">acl localnet src 127.0.0.1/32</text:p>
      <text:p text:style-name="P22">http_access allow our_networks</text:p>
      <text:p text:style-name="P23">http_access allow localnet</text:p>
      <text:p text:style-name="P24">## tcp_outgoing_address 10.2.18.44</text:p>
      <text:p text:style-name="PreformattedText"/>
      <text:p text:style-name="P25">EXEMPLO USADO EM TESTES LABORATORIAIS:</text:p>
      <text:p text:style-name="P26">-------------------------------------</text:p>
      <text:p text:style-name="PreformattedText"/>
      <text:p text:style-name="P27">http_port 3128</text:p>
      <text:p text:style-name="P28">##http_port 3128 intercept</text:p>
      <text:p text:style-name="P29">##always_direct allow all</text:p>
      <text:p text:style-name="P30">acl localnet src 192.168.2.0/24</text:p>
      <text:p text:style-name="P31">acl localhost src 127.0.0.1/32</text:p>
      <text:p text:style-name="P32">http_access allow<text:s/>localnet</text:p>
      <text:p text:style-name="P33">http_access allow localhost</text:p>
      <text:p text:style-name="PreformattedText"/>
      <text:p text:style-name="PreformattedText"/>
      <text:p text:style-name="P34">CONFIGURAÃ‡Ã•ES DAS INTERFACES:</text:p>
      <text:p text:style-name="P35">----------------------------</text:p>
      <text:p text:style-name="PreformattedText"/>
      <text:p text:style-name="P36"># The loopback network interface</text:p>
      <text:p text:style-name="P37">auto lo</text:p>
      <text:p text:style-name="P38">iface lo inet loopback</text:p>
      <text:p text:style-name="PreformattedText"/>
      <text:p text:style-name="P39"># The primary network interface</text:p>
      <text:p text:style-name="P40">auto eth0</text:p>
      <text:p text:style-name="P41">iface eth0 inet dhcp</text:p>
      <text:p text:style-name="PreformattedText"/>
      <text:p text:style-name="P42">auto eth1</text:p>
      <text:p text:style-name="P43">iface eth1 inet<text:s/>static</text:p>
      <text:p text:style-name="P44"><text:s text:c="8"/>address 192.168.2.22</text:p>
      <text:p text:style-name="P45"><text:s text:c="8"/>netmask 255.255.255.0</text:p>
      <text:p text:style-name="PreformattedText"/>
      <text:p text:style-name="P46">REINICIANDO OS SERVIÃ‡OS:</text:p>
      <text:p text:style-name="PreformattedText"/>
      <text:p text:style-name="P47"># service networking restart</text:p>
      <text:p text:style-name="P48"># service squid3 restart</text:p>
      <text:p text:style-name="PreformattedText"/>
      <text:p text:style-name="P49">MONITORANDO O TRÃFEGO NO LOG DO SQUID3:</text:p>
      <text:p text:style-name="P50">--------------------------------------</text:p>
      <text:p text:style-name="PreformattedText"/>
      <text:p text:style-name="P51"># tailf /var/log/squid3/access.log</text:p>
      <text:p text:style-name="Textbody"><text:line-break/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modern" style:font-pitch="fixed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complex="DejaVu Sans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oares</meta:initial-creator>
    <dc:creator>Coast</dc:creator>
    <meta:creation-date>2014-09-05T15:32:00Z</meta:creation-date>
    <dc:date>2015-05-17T12:52:00Z</dc:date>
    <meta:template xlink:href="Normal" xlink:type="simple"/>
    <meta:editing-cycles>2</meta:editing-cycles>
    <meta:editing-duration>PT60S</meta:editing-duration>
    <meta:document-statistic meta:page-count="1" meta:paragraph-count="3" meta:word-count="269" meta:character-count="1720" meta:row-count="12" meta:non-whitespace-character-count="1454"/>
  </office:meta>
</office:document-meta>
</file>